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71818520" text:id="ct171818520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71914576" text:id="ct171914576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71831312" text:id="ct17183131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éclaration urbanistique préalable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</text:span>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1818520"/>self.displayValue(self.getFoldermanagers()[0].Vocabulary('grade')[0], self.getFoldermanagers()[0].getGrade())<text:change-end text:change-id="ct171818520"/></text:p>
      <text:p text:style-name="UrbanBody"><text:tab/><text:tab/><text:tab/><text:tab/><text:tab/><text:tab/><text:tab/><text:change-start text:change-id="ct171914576"/>self.getFoldermanagers()[0].getName2()<text:change-end text:change-id="ct171914576"/> <text:change-start text:change-id="ct171831312"/>self.getFoldermanagers()[0].getName1()<text:change-end text:change-id="ct1718313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20:46</dc:date>
    <dc:language>fr-FR</dc:language>
    <meta:editing-cycles>88</meta:editing-cycles>
    <meta:editing-duration>PT12H29M25S</meta:editing-duration>
    <dc:creator>Simon Delcourt</dc:creator>
    <meta:document-statistic meta:table-count="0" meta:image-count="0" meta:object-count="0" meta:page-count="1" meta:paragraph-count="16" meta:word-count="106" meta:character-count="1180" meta:non-whitespace-character-count="1087"/>
    <meta:user-defined meta:name="Info 1"/>
    <meta:user-defined meta:name="Info 2"/>
    <meta:user-defined meta:name="Info 3"/>
    <meta:user-defined meta:name="Info 4"/>
  </office:meta>
</office:document-meta>
</file>